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000000" style:font-name="Tahoma2" fo:font-size="10pt"/>
    </style:style>
    <style:style style:name="P11" style:family="paragraph" style:parent-style-name="Text_20_body">
      <style:paragraph-properties fo:margin-left="0cm" fo:margin-right="0cm" fo:margin-top="0.494cm" fo:margin-bottom="0.494cm" fo:text-indent="1.199cm" style:auto-text-indent="false"/>
      <style:text-properties fo:color="#000000" style:font-name="Tahoma2" fo:font-size="10pt"/>
    </style:style>
    <style:style style:name="P12" style:family="paragraph" style:parent-style-name="Text_20_body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/>
    </style:style>
    <style:style style:name="P13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5" style:family="paragraph" style:parent-style-name="Text_20_body">
      <style:paragraph-properties fo:margin-left="1.834cm" fo:margin-right="0cm" fo:margin-top="0cm" fo:margin-bottom="0cm" fo:text-indent="1.199cm" style:auto-text-indent="false"/>
    </style:style>
    <style:style style:name="P16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17" style:family="paragraph" style:parent-style-name="Text_20_body">
      <style:paragraph-properties fo:margin-left="1.27cm" fo:margin-right="0cm" fo:margin-top="0.494cm" fo:margin-bottom="0.494cm" fo:text-indent="1.199cm" style:auto-text-indent="false"/>
      <style:text-properties fo:color="#000000"/>
    </style:style>
    <style:style style:name="P18" style:family="paragraph" style:parent-style-name="Text_20_body">
      <style:paragraph-properties fo:margin-left="0cm" fo:margin-right="0cm" fo:margin-top="0.494cm" fo:margin-bottom="0.494cm" fo:text-indent="0.635cm" style:auto-text-indent="false"/>
      <style:text-properties fo:color="#000000" style:font-name="Tahoma2" fo:font-size="10pt"/>
    </style:style>
    <style:style style:name="P19" style:family="paragraph" style:parent-style-name="Text_20_body">
      <style:paragraph-properties fo:margin-left="1.905cm" fo:margin-right="0cm" fo:margin-top="0.494cm" fo:margin-bottom="0.494cm" fo:text-indent="1.199cm" style:auto-text-indent="false"/>
    </style:style>
    <style:style style:name="P20" style:family="paragraph" style:parent-style-name="Text_20_body">
      <style:paragraph-properties fo:margin-left="1.905cm" fo:margin-right="0cm" fo:margin-top="0cm" fo:margin-bottom="0cm" fo:text-indent="1.199cm" style:auto-text-indent="false"/>
    </style:style>
    <style:style style:name="P21" style:family="paragraph" style:parent-style-name="Text_20_body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22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text-properties style:font-name-complex="Arial"/>
    </style:style>
    <style:style style:name="P28" style:family="paragraph" style:parent-style-name="Text_20_body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/>
    </style:style>
    <style:style style:name="P29" style:family="paragraph" style:parent-style-name="Text_20_body" style:list-style-name="L1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0" style:family="paragraph" style:parent-style-name="Text_20_body" style:list-style-name="L2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1" style:family="paragraph" style:parent-style-name="Text_20_body" style:list-style-name="L7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2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style:font-name="Tahoma2" fo:font-size="10pt" style:text-underline-style="solid" style:text-underline-width="auto" style:text-underline-color="font-color" style:font-name-complex="Arial"/>
    </style:style>
    <style:style style:name="P34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/>
    </style:style>
    <style:style style:name="P35" style:family="paragraph" style:parent-style-name="Text_20_body">
      <style:paragraph-properties fo:margin-left="0cm" fo:margin-right="0cm" fo:margin-top="0.494cm" fo:margin-bottom="0.494cm" fo:text-align="justify" style:justify-single-word="false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6" style:family="paragraph" style:parent-style-name="Text_20_body" style:list-style-name="L5">
      <style:paragraph-properties fo:margin-left="0cm" fo:margin-right="0cm" fo:margin-top="0.494cm" fo:margin-bottom="0.494cm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7" style:family="paragraph" style:parent-style-name="Text_20_body" style:list-style-name="L1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38" style:family="paragraph" style:parent-style-name="Text_20_body" style:list-style-name="L2">
      <style:paragraph-properties fo:margin-left="1.834cm" fo:margin-right="0cm" fo:margin-top="0cm" fo:margin-bottom="0cm" fo:text-indent="1.199cm" style:auto-text-indent="false"/>
    </style:style>
    <style:style style:name="P39" style:family="paragraph" style:parent-style-name="Text_20_body" style:list-style-name="L3">
      <style:paragraph-properties fo:margin-left="1.834cm" fo:margin-right="0cm" fo:margin-top="0cm" fo:margin-bottom="0cm" fo:text-indent="1.199cm" style:auto-text-indent="false"/>
    </style:style>
    <style:style style:name="P40" style:family="paragraph" style:parent-style-name="Text_20_body" style:list-style-name="L4">
      <style:paragraph-properties fo:margin-left="1.834cm" fo:margin-right="0cm" fo:margin-top="0cm" fo:margin-bottom="0cm" fo:text-indent="1.199cm" style:auto-text-indent="false"/>
    </style:style>
    <style:style style:name="P41" style:family="paragraph" style:parent-style-name="Text_20_body" style:list-style-name="L5">
      <style:paragraph-properties fo:margin-left="1.834cm" fo:margin-right="0cm" fo:margin-top="0cm" fo:margin-bottom="0cm" fo:text-indent="1.199cm" style:auto-text-indent="false"/>
    </style:style>
    <style:style style:name="P42" style:family="paragraph" style:parent-style-name="Text_20_body" style:list-style-name="L7">
      <style:paragraph-properties fo:margin-left="1.834cm" fo:margin-right="0cm" fo:margin-top="0cm" fo:margin-bottom="0cm" fo:text-indent="1.199cm" style:auto-text-indent="false"/>
    </style:style>
    <style:style style:name="P43" style:family="paragraph" style:parent-style-name="Text_20_body" style:list-style-name="L4">
      <style:paragraph-properties fo:margin-left="0cm" fo:margin-right="0cm" fo:margin-top="0.494cm" fo:margin-bottom="0.494cm" fo:text-indent="0.635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44" style:family="paragraph" style:parent-style-name="Text_20_body" style:list-style-name="L6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45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="Tahoma2" fo:font-size="10pt"/>
    </style:style>
    <style:style style:name="T3" style:family="text">
      <style:text-properties fo:color="#000000" style:font-name="Tahoma2" fo:font-size="10pt"/>
    </style:style>
    <style:style style:name="T4" style:family="text">
      <style:text-properties fo:font-variant="normal" fo:text-transform="none" fo:color="#000000" style:font-name="Tahoma2" fo:font-size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7">Food Delivery Web</text:p>
      <text:p text:style-name="P2">Caso de Uso</text:p>
      <text:p text:style-name="P4"/>
      <text:p text:style-name="P5">Histórico de Revisõe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9-10-14">
            <text:p text:style-name="P22">14/10/09</text:p>
          </table:table-cell>
          <table:table-cell table:style-name="Tabela1.A2" office:value-type="date" office:date-value="2000-01-01">
            <text:p text:style-name="P24">01/01/00</text:p>
          </table:table-cell>
          <table:table-cell table:style-name="Tabela1.C2" office:value-type="string">
            <text:p text:style-name="P23">Primeira versão do caso de uso Manter Estabelecimento</text:p>
          </table:table-cell>
          <table:table-cell table:style-name="Tabela1.D2" office:value-type="string">
            <text:p text:style-name="P25">Thaiz Cabra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Manter Estabelecimento</text:p>
      <text:h text:style-name="P45" text:outline-level="1">Breve Descrição</text:h>
      <text:p text:style-name="P12">Este caso de uso permite a inclusão, consulta e manutenção dos Estabelecimentos associados ao Food Delivery Web.</text:p>
      <text:h text:style-name="P45" text:outline-level="1">Referências </text:h>
      <text:p text:style-name="P11">Não há</text:p>
      <text:h text:style-name="P45" text:outline-level="1">Atores</text:h>
      <text:p text:style-name="P10">Administrador</text:p>
      <text:p text:style-name="P11">Gestor do Estabelecimento</text:p>
      <text:h text:style-name="P45" text:outline-level="1">Pré-condições</text:h>
      <text:p text:style-name="P12">O ator deve estar logado no sistema para que sejam verificadas as suas permissões de acesso (Administrador ou Gestor).</text:p>
      <text:h text:style-name="P45" text:outline-level="1">Fluxos de Eventos</text:h>
      <text:h text:style-name="Heading_20_2" text:outline-level="2">Fluxo Básico</text:h>
      <text:p text:style-name="P10">Este caso de uso começa quando o ator seleciona a opção Estabelecimentos no menu Administração:</text:p>
      <text:p text:style-name="P14">1. O sistema apresenta quatro opções: Inclusão de Estabelecimento, Exclusão de Estabelecimento, Edição de Estabelecimento e Consulta de Estabelecimento.</text:p>
      <text:p text:style-name="P13">2. O caso de uso se encerra.</text:p>
      <text:p text:style-name="Text_20_body"/>
      <text:h text:style-name="Heading_20_2" text:outline-level="2"><text:soft-page-break/>Fluxos Alternativos</text:h>
      <text:p text:style-name="P33">A1 – Inclusão de Estabelecimento</text:p>
      <text:p text:style-name="P11">No passo 1 do fluxo básico:</text:p>
      <text:p text:style-name="P15"><text:span text:style-name="T3">1.</text:span><text:span text:style-name="T4"> O</text:span><text:span text:style-name="T3"> ator clica na opção Inclusão de Estabelecimento;</text:span></text:p>
      <text:p text:style-name="P16"><text:span text:style-name="T3">2.</text:span><text:span text:style-name="T4">O s</text:span><text:span text:style-name="T3">istema exibe o formulário com os campos: nome do estabelecimento, CNPJ, slogan, endereço, CEP, email, telefone fixo, responsável, celular do responsável, tempo de entrega, custo de entrega, formas de pagamento aceitas, </text:span><text:span text:style-name="T2">dias de funcionamento, horário de abertura e horário de encerramento para preenchimento;</text:span></text:p>
      <text:p text:style-name="P16"><text:span text:style-name="T3">3.</text:span><text:span text:style-name="T4"> </text:span><text:span text:style-name="T3">O ator informa os valores de cada campo;</text:span></text:p>
      <text:p text:style-name="P16"><text:span text:style-name="T3">4.</text:span><text:span text:style-name="T4"> </text:span><text:span text:style-name="T3">O ator clica em Gravar para salvar os dados;</text:span></text:p>
      <text:p text:style-name="P16"><text:span text:style-name="T3">5.</text:span><text:span text:style-name="T4"> </text:span><text:span text:style-name="T3">O sistema inclui os dados na base de dados e exibe a mensagem “Estabelecimento incluído com sucesso”.</text:span></text:p>
      <text:list xml:id="list40565967" text:style-name="L1">
        <text:list-item>
          <text:list>
            <text:list-item>
              <text:list>
                <text:list-item>
                  <text:p text:style-name="P37"><text:span text:style-name="T3">O sistema retorna ao passo 1 do fluxo básico.</text:span></text:p>
                  <text:p text:style-name="P29">A2 – Verificação de permissões para inclusão</text:p>
                </text:list-item>
              </text:list>
            </text:list-item>
          </text:list>
        </text:list-item>
      </text:list>
      <text:p text:style-name="P12">Se no passo 1 do fluxo alternativo A1 o sistema verificar que o ator é Gestor de Estabelecimento, então:</text:p>
      <text:p text:style-name="P16"><text:span text:style-name="T3">1.</text:span><text:span text:style-name="T4"> </text:span><text:span text:style-name="T3">O sistema exibe a mensagem “Usuário não possui permissão de inclusão de estabelecimento”</text:span></text:p>
      <text:p text:style-name="P15"><text:span text:style-name="T3">2.</text:span><text:span text:style-name="T4"> </text:span><text:span text:style-name="T3">O sistema retorna ao passo 1 do fluxo básico.</text:span></text:p>
      <text:p text:style-name="P34">A3 – Exclusão de Estabelecimento</text:p>
      <text:p text:style-name="P11">No passo 1 do fluxo básico:</text:p>
      <text:p text:style-name="P15"><text:span text:style-name="T3">1.</text:span><text:span text:style-name="T4"> </text:span><text:span text:style-name="T3">O ator clica na opção Exclusão de Estabelecimento;</text:span></text:p>
      <text:p text:style-name="P15"><text:span text:style-name="T3">2.</text:span><text:span text:style-name="T4"> </text:span><text:span text:style-name="T3">O sistema exibe tela de busca com os filtros: Nome do Estabelecimento, CNPJ e telefone fixo;</text:span></text:p>
      <text:p text:style-name="P15"><text:span text:style-name="T3">3.</text:span><text:span text:style-name="T4"> </text:span><text:span text:style-name="T3">O ator informa um ou mais filtros de busca;</text:span></text:p>
      <text:p text:style-name="P15"><text:span text:style-name="T3">4.</text:span><text:span text:style-name="T4"> </text:span><text:span text:style-name="T3">O ator clica em buscar;</text:span></text:p>
      <text:p text:style-name="P15"><text:span text:style-name="T3">5.</text:span><text:span text:style-name="T4"> </text:span><text:span text:style-name="T3">A lista com os resultados correspondentes é exibida com as colunas: Nome do Estabelecimento, CNPJ e telefone fixo;</text:span></text:p>
      <text:p text:style-name="P15"><text:span text:style-name="T3">6.</text:span><text:span text:style-name="T4"> </text:span><text:span text:style-name="T3">O ator clica na opção Excluir Estabelecimento;</text:span></text:p>
      <text:p text:style-name="P15"><text:span text:style-name="T3">7.</text:span><text:span text:style-name="T4"> </text:span><text:span text:style-name="T3">O sistema exibe a mensagem “Confirma a exclusão deste estabelecimento?” juntamente com as opções SIM e NÃO;</text:span></text:p>
      <text:p text:style-name="P15"><text:span text:style-name="T3">8.</text:span><text:span text:style-name="T4"> </text:span><text:span text:style-name="T3">O sistema exclui o estabelecimento e exibe a mensagem “Estabelecimento excluído com sucesso”.</text:span></text:p>
      <text:list xml:id="list40569308" text:style-name="L2">
        <text:list-item>
          <text:list>
            <text:list-item>
              <text:list>
                <text:list-item>
                  <text:p text:style-name="P38"><text:span text:style-name="T3">O sistema retorna para o passo 2 do fluxo alternativo.</text:span></text:p>
                  <text:p text:style-name="P30">A4 – Verificação de permissões para exclusão</text:p>
                </text:list-item>
              </text:list>
            </text:list-item>
          </text:list>
        </text:list-item>
      </text:list>
      <text:p text:style-name="P12">Se no passo 1 do fluxo alternativo A3 o sistema verificar que o ator é Gestor de Estabelecimento, então:</text:p>
      <text:p text:style-name="P16"><text:span text:style-name="T3">1.</text:span><text:span text:style-name="T4"> </text:span><text:span text:style-name="T3">O sistema exibe a mensagem “Usuário não possui permissão de exclusão de estabelecimento”</text:span></text:p>
      <text:list xml:id="list40589365" text:style-name="L3">
        <text:list-item>
          <text:list>
            <text:list-item>
              <text:list>
                <text:list-item>
                  <text:p text:style-name="P39"><text:span text:style-name="T3">O sistema retorna ao passo 1 do fluxo básico.</text:span></text:p>
                </text:list-item>
              </text:list>
            </text:list-item>
          </text:list>
        </text:list-item>
      </text:list>
      <text:p text:style-name="P12"/>
      <text:p text:style-name="P35"><text:soft-page-break/>A5 – Não foram encontrados resultados na busca</text:p>
      <text:p text:style-name="P12">Se no passo 4 do fluxo alternativo A3 o sistema não encontrar resultados correspondentes, então:</text:p>
      <text:p text:style-name="P15"><text:span text:style-name="T3">1.</text:span><text:span text:style-name="T4"> </text:span><text:span text:style-name="T3">O sistema exibe mensagem “Não foram encontrados resultados para busca. Clique em Ok para prosseguir”.</text:span></text:p>
      <text:p text:style-name="P15"><text:span text:style-name="T3">2.</text:span><text:span text:style-name="T4"> </text:span><text:span text:style-name="T3">O ator clica em OK;</text:span></text:p>
      <text:list xml:id="list40599976" text:style-name="L4">
        <text:list-item>
          <text:list>
            <text:list-item>
              <text:list>
                <text:list-item>
                  <text:p text:style-name="P40"><text:span text:style-name="T3">O sistema retorna para o passo 2 do fluxo alternativo.</text:span></text:p>
                  <text:p text:style-name="P43">A6 – Cancelamento de exclusão de estabelecimento</text:p>
                </text:list-item>
              </text:list>
            </text:list-item>
          </text:list>
        </text:list-item>
      </text:list>
      <text:p text:style-name="P18">Se no passo 7 do fluxo alternativo A3 o ator clicar em NÃO, então:</text:p>
      <text:p text:style-name="P19"><text:span text:style-name="T3">1.</text:span><text:span text:style-name="T4"> </text:span><text:span text:style-name="T3">O sistema retorna para o passo 5 do fluxo alternativo.</text:span></text:p>
      <text:p text:style-name="P6">A7 – Consulta de Estabelecimento</text:p>
      <text:p text:style-name="P11">No passo 1 do fluxo básico:</text:p>
      <text:p text:style-name="P15"><text:span text:style-name="T3">1.</text:span><text:span text:style-name="T4"> </text:span><text:span text:style-name="T3">O ator clica na opção Consulta de Estabelecimento;</text:span></text:p>
      <text:p text:style-name="P15"><text:span text:style-name="T3">2.</text:span><text:span text:style-name="T4"> </text:span><text:span text:style-name="T3">O sistema exibe tela de busca com os filtros: Nome do Estabelecimento, CNPJ e telefone fixo;</text:span></text:p>
      <text:p text:style-name="P15"><text:span text:style-name="T3">3.</text:span><text:span text:style-name="T4"> </text:span><text:span text:style-name="T3">O ator informa um ou mais filtros de busca;</text:span></text:p>
      <text:p text:style-name="P15"><text:span text:style-name="T3">4.</text:span><text:span text:style-name="T4"> </text:span><text:span text:style-name="T3">O ator clica em buscar;</text:span></text:p>
      <text:p text:style-name="P15"><text:span text:style-name="T3">5.</text:span><text:span text:style-name="T4"> </text:span><text:span text:style-name="T3">A lista com os resultados correspondentes é exibida com as colunas: Nome do Estabelecimento, CNPJ e telefone fixo;</text:span></text:p>
      <text:p text:style-name="P15"><text:span text:style-name="T3">6.</text:span><text:span text:style-name="T4"> </text:span><text:span text:style-name="T3">O ator clica na opção Consultar Estabelecimento;</text:span></text:p>
      <text:p text:style-name="P15"><text:span text:style-name="T3">7.</text:span><text:span text:style-name="T4"> </text:span><text:span text:style-name="T3">O sistema exibe o formulário referente ao estabelecimento com os dados preenchidos em modo somente leitura;</text:span></text:p>
      <text:p text:style-name="P15"><text:span text:style-name="T3">8.</text:span><text:span text:style-name="T4"> </text:span><text:span text:style-name="T3">O ator clica em Sair para sair do modo de consulta;</text:span></text:p>
      <text:list xml:id="list40610647" text:style-name="L5">
        <text:list-item>
          <text:list>
            <text:list-item>
              <text:list>
                <text:list-item>
                  <text:p text:style-name="P41"><text:span text:style-name="T3">O sistema retorna para o passo 2 do fluxo alternativo.</text:span></text:p>
                  <text:p text:style-name="P36">A8 – Não foram encontrados resultados na busca</text:p>
                </text:list-item>
              </text:list>
            </text:list-item>
          </text:list>
        </text:list-item>
      </text:list>
      <text:p text:style-name="P32">Se no passo 4 do fluxo alternativo A7 o sistema não encontrar resultados correspondentes, então:</text:p>
      <text:p text:style-name="P15"><text:span text:style-name="T3">1.</text:span><text:span text:style-name="T4"> </text:span><text:span text:style-name="T3">O sistema exibe mensagem “Não foram encontrados resultados para busca. Clique em Ok para prosseguir”.</text:span></text:p>
      <text:p text:style-name="P15"><text:span text:style-name="T4">2. </text:span><text:span text:style-name="T3">O ator clica em OK;</text:span></text:p>
      <text:p text:style-name="P15"><text:span text:style-name="T4">3. </text:span><text:span text:style-name="T3">O sistema retorna para o passo 2 do fluxo alternativo.</text:span></text:p>
      <text:p text:style-name="P34">A9 – Edição de Estabelecimento</text:p>
      <text:p text:style-name="P11">No passo 1 do fluxo básico:</text:p>
      <text:p text:style-name="P20"><text:span text:style-name="T3">1.</text:span><text:span text:style-name="T4"> </text:span><text:span text:style-name="T3">O ator clica na opção Edição de Estabelecimento;</text:span></text:p>
      <text:p text:style-name="P20"><text:span text:style-name="T3">2.</text:span><text:span text:style-name="T4"> </text:span><text:span text:style-name="T3">O sistema exibe tela de busca com os filtros: Nome do Estabelecimento, CNPJ e telefone fixo;</text:span></text:p>
      <text:p text:style-name="P20"><text:span text:style-name="T3">3.</text:span><text:span text:style-name="T4"> </text:span><text:span text:style-name="T3">O ator informa um ou mais filtros de busca;</text:span></text:p>
      <text:p text:style-name="P20"><text:span text:style-name="T3">4.</text:span><text:span text:style-name="T4"> </text:span><text:span text:style-name="T3">O ator clica em buscar;</text:span></text:p>
      <text:p text:style-name="P20"><text:span text:style-name="T3">5.</text:span><text:span text:style-name="T4"> </text:span><text:span text:style-name="T3">A lista com os resultados correspondentes é exibida com as colunas: Nome do Estabelecimento, CNPJ e telefone fixo;</text:span></text:p>
      <text:p text:style-name="P20"><text:span text:style-name="T3">6.</text:span><text:span text:style-name="T4"> </text:span><text:span text:style-name="T3">O ator clica na opção Editar Estabelecimento;</text:span></text:p>
      <text:p text:style-name="P20"><text:soft-page-break/><text:span text:style-name="T3">7.</text:span><text:span text:style-name="T4"> </text:span><text:span text:style-name="T3">O sistema exibe o formulário referente ao estabelecimento com os dados preenchidos;</text:span></text:p>
      <text:p text:style-name="P20"><text:span text:style-name="T3">8.</text:span><text:span text:style-name="T4"> </text:span><text:span text:style-name="T3">O ator edita os campos que forem necessários;</text:span></text:p>
      <text:p text:style-name="P20"><text:span text:style-name="T3">9.</text:span><text:span text:style-name="T4"> </text:span><text:span text:style-name="T3">O ator clica em Gravar para salvar os dados;</text:span></text:p>
      <text:p text:style-name="P21"><text:span text:style-name="T3">10.</text:span><text:span text:style-name="T4"> </text:span><text:span text:style-name="T3">O sistema grava os dados na base de dados e exibe a mensagem “Estabelecimento editado com sucesso”.</text:span></text:p>
      <text:list xml:id="list40629524" text:style-name="L6">
        <text:list-item>
          <text:list>
            <text:list-item>
              <text:list>
                <text:list-item>
                  <text:p text:style-name="P44"><text:span text:style-name="T3">O sistema retorna ao passo 1 do fluxo básico.</text:span></text:p>
                </text:list-item>
              </text:list>
            </text:list-item>
          </text:list>
        </text:list-item>
      </text:list>
      <text:list xml:id="list40714709" text:continue-list="list40569308" text:style-name="L2">
        <text:list-item>
          <text:list>
            <text:list-item>
              <text:list>
                <text:list-header>
                  <text:p text:style-name="P30">A10 – Verificação de permissões para edição</text:p>
                </text:list-header>
              </text:list>
            </text:list-item>
          </text:list>
        </text:list-item>
      </text:list>
      <text:p text:style-name="P17"> <text:span text:style-name="T2">Se no passo 1 do fluxo alternativo A9 o sistema verificar que o ator é Gestor de Estabelecimento, então:</text:span></text:p>
      <text:p text:style-name="P15"><text:span text:style-name="T3">1.</text:span><text:span text:style-name="T4"> </text:span><text:span text:style-name="T3">O sistema exibe a lista com os estabelecimentos pertencentes ao Gestor do Estabelecimento;</text:span></text:p>
      <text:p text:style-name="P15"><text:span text:style-name="T3">2.</text:span><text:span text:style-name="T4"> </text:span><text:span text:style-name="T3">O ator seleciona o estabelecimento desejado e clica em Editar Estabelecimento;</text:span></text:p>
      <text:p text:style-name="P15"><text:span text:style-name="T3">3.</text:span><text:span text:style-name="T4"> </text:span><text:span text:style-name="T3">O sistema exibe o formulário referente ao estabelecimento com os dados preenchidos;</text:span></text:p>
      <text:p text:style-name="P15"><text:span text:style-name="T3">4.</text:span><text:span text:style-name="T4"> </text:span><text:span text:style-name="T3">O ator edita um ou mais dos seguintes campos: </text:span><text:span text:style-name="T2">slogan, endereço, CEP, email, telefone fixo, responsável, celular do responsável, tempo de entrega, custo de entrega, formas de pagamento aceitas, dias de funcionamento, horário de abertura e horário de encerramento;</text:span></text:p>
      <text:list xml:id="list40635337" text:style-name="L7">
        <text:list-item>
          <text:list>
            <text:list-item>
              <text:list>
                <text:list-item>
                  <text:p text:style-name="P42"><text:span text:style-name="T3">O sistema retorna ao passo 8 do fluxo alternativo A9.</text:span></text:p>
                  <text:p text:style-name="P31">A11 – Não foram encontrados resultados na busca</text:p>
                </text:list-item>
              </text:list>
            </text:list-item>
          </text:list>
        </text:list-item>
      </text:list>
      <text:p text:style-name="P12">Se no passo 4 do fluxo alternativo A9 o sistema não encontrar resultados correspondentes, então:</text:p>
      <text:p text:style-name="P15"><text:span text:style-name="T3">1.</text:span><text:span text:style-name="T4"> </text:span><text:span text:style-name="T3">O sistema exibe mensagem “Não foram encontrados resultados para busca. Clique em Ok para prosseguir”.</text:span></text:p>
      <text:p text:style-name="P15"><text:span text:style-name="T3">2.</text:span><text:span text:style-name="T4"> </text:span><text:span text:style-name="T3">O ator clica em OK;</text:span></text:p>
      <text:p text:style-name="P15"><text:span text:style-name="T3">3.</text:span><text:span text:style-name="T4"> </text:span><text:span text:style-name="T3">O sistema retorna para o passo 2 do fluxo alternativo.</text:span></text:p>
      <text:p text:style-name="P27"/>
      <text:h text:style-name="P45" text:outline-level="1">Pontos de Extensão</text:h>
      <text:p text:style-name="Text_20_body">Não há. </text:p>
      <text:h text:style-name="P45" text:outline-level="1">Casos de Uso Incluídos</text:h>
      <text:h text:style-name="P45" text:outline-level="1">Pós-Condições</text:h>
      <text:h text:style-name="P45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3 - Mante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3 - Mante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creation-date>2009-10-14T17:17:07.09</meta:creation-date>
    <meta:editing-cycles>5</meta:editing-cycles>
    <meta:editing-duration>PT02H03M24S</meta:editing-duration>
    <meta:generator>BrOffice.org/3.1$Win32 OpenOffice.org_project/310m19$Build-9420</meta:generator>
    <dc:date>2009-10-14T20:59:58.35</dc:date>
    <dc:creator>Thaiz Rondam</dc:creator>
    <meta:document-statistic meta:table-count="1" meta:image-count="0" meta:object-count="0" meta:page-count="4" meta:paragraph-count="110" meta:word-count="1076" meta:character-count="6254"/>
    <meta:user-defined meta:name="ReqProMenus" meta:value-type="boolean">false</meta:user-defined>
  </office:meta>
</office:document-meta>
</file>